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5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9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2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2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4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8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3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2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3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7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5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3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6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5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7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8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6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7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2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8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8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8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8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8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8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8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9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9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9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9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9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95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9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97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9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9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10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10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10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103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104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105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106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10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108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09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110" style:family="graphic" style:parent-style-name="standard">
      <style:graphic-properties draw:stroke="solid" svg:stroke-width="0.494cm" svg:stroke-color="#000000" draw:marker-start-width="0.94cm" draw:marker-end-width="0.94cm" draw:fill-color="#ff0000" draw:opacity="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112" style:family="graphic" style:parent-style-name="standard">
      <style:graphic-properties draw:stroke="solid" svg:stroke-width="0.494cm" svg:stroke-color="#000000" draw:marker-start-width="0.94cm" draw:marker-end-width="0.94cm" draw:fill-color="#ff0000" draw:opacity="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114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116" style:family="graphic" style:parent-style-name="standard">
      <style:graphic-properties draw:stroke="solid" svg:stroke-width="0.494cm" svg:stroke-color="#000000" draw:marker-start-width="0.94cm" draw:marker-end-width="0.94cm" draw:fill-color="#ff0000" draw:opacity="1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7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118" style:family="graphic" style:parent-style-name="standard">
      <style:graphic-properties draw:stroke="solid" svg:stroke-width="0.494cm" svg:stroke-color="#000000" draw:marker-start-width="0.94cm" draw:marker-end-width="0.94cm" draw:fill-color="#ff0000" draw:opacity="1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120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1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122" style:family="graphic" style:parent-style-name="standard">
      <style:graphic-properties draw:stroke="solid" svg:stroke-width="0.494cm" svg:stroke-color="#000000" draw:marker-start-width="0.94cm" draw:marker-end-width="0.94cm" draw:fill-color="#ff0000" draw:opacity="1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124" style:family="graphic" style:parent-style-name="standard">
      <style:graphic-properties draw:stroke="solid" svg:stroke-width="0.494cm" svg:stroke-color="#000000" draw:marker-start-width="0.94cm" draw:marker-end-width="0.94cm" draw:fill-color="#ff0000" draw:opacity="1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5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126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-color="#ff0000" draw:opacity="90%"/>
      <style:paragraph-properties fo:text-align="center"/>
    </style:style>
    <style:style style:name="P11" style:family="paragraph">
      <loext:graphic-properties draw:fill-color="#ff0000" draw:opacity="80%"/>
      <style:paragraph-properties fo:text-align="center"/>
    </style:style>
    <style:style style:name="P12" style:family="paragraph">
      <loext:graphic-properties draw:fill-color="#ff0000" draw:opacity="70%"/>
      <style:paragraph-properties fo:text-align="center"/>
    </style:style>
    <style:style style:name="P13" style:family="paragraph">
      <loext:graphic-properties draw:fill-color="#ff0000" draw:opacity="65%"/>
      <style:paragraph-properties fo:text-align="center"/>
    </style:style>
    <style:style style:name="P14" style:family="paragraph">
      <loext:graphic-properties draw:fill-color="#ff0000" draw:opacity="60%"/>
      <style:paragraph-properties fo:text-align="center"/>
    </style:style>
    <style:style style:name="P15" style:family="paragraph">
      <loext:graphic-properties draw:fill-color="#ff0000" draw:opacity="55%"/>
      <style:paragraph-properties fo:text-align="center"/>
    </style:style>
    <style:style style:name="P16" style:family="paragraph">
      <loext:graphic-properties draw:fill-color="#ff0000" draw:opacity="50%"/>
      <style:paragraph-properties fo:text-align="center"/>
    </style:style>
    <style:style style:name="P17" style:family="paragraph">
      <loext:graphic-properties draw:fill-color="#ff0000" draw:opacity="45%"/>
      <style:paragraph-properties fo:text-align="center"/>
    </style:style>
    <style:style style:name="P18" style:family="paragraph">
      <loext:graphic-properties draw:fill-color="#ff0000" draw:opacity="40%"/>
      <style:paragraph-properties fo:text-align="center"/>
    </style:style>
    <style:style style:name="P19" style:family="paragraph">
      <loext:graphic-properties draw:fill-color="#ff0000" draw:opacity="35%"/>
      <style:paragraph-properties fo:text-align="center"/>
    </style:style>
    <style:style style:name="P20" style:family="paragraph">
      <loext:graphic-properties draw:fill-color="#ff0000" draw:opacity="34%"/>
      <style:paragraph-properties fo:text-align="center"/>
    </style:style>
    <style:style style:name="P21" style:family="paragraph">
      <loext:graphic-properties draw:fill="none" draw:fill-color="#ffffff" draw:opacity="100%"/>
      <style:paragraph-properties fo:text-align="center"/>
    </style:style>
    <style:style style:name="P22" style:family="paragraph">
      <loext:graphic-properties draw:fill-color="#ff0000" draw:opacity="30%"/>
      <style:paragraph-properties fo:text-align="center"/>
    </style:style>
    <style:style style:name="P23" style:family="paragraph">
      <loext:graphic-properties draw:fill-color="#ffffff" draw:opacity="100%"/>
      <style:paragraph-properties fo:text-align="center"/>
    </style:style>
    <style:style style:name="P24" style:family="paragraph">
      <loext:graphic-properties draw:fill-color="#ff0000" draw:opacity="25%"/>
      <style:paragraph-properties fo:text-align="center"/>
    </style:style>
    <style:style style:name="P25" style:family="paragraph">
      <loext:graphic-properties draw:fill-color="#ff0000" draw:opacity="20%"/>
      <style:paragraph-properties fo:text-align="center"/>
    </style:style>
    <style:style style:name="P26" style:family="paragraph">
      <loext:graphic-properties draw:fill-color="#ff0000" draw:opacity="15%"/>
      <style:paragraph-properties fo:text-align="center"/>
    </style:style>
    <style:style style:name="P27" style:family="paragraph">
      <loext:graphic-properties draw:fill-color="#ff0000" draw:opacity="10%"/>
      <style:paragraph-properties fo:text-align="center"/>
    </style:style>
    <style:style style:name="P28" style:family="paragraph">
      <loext:graphic-properties draw:fill-color="#ff0000" draw:opacity="5%"/>
      <style:paragraph-properties fo:text-align="center"/>
    </style:style>
    <style:style style:name="P29" style:family="paragraph">
      <loext:graphic-properties draw:fill-color="#ff0000" draw:opacity="100%"/>
      <style:paragraph-properties fo:text-align="center"/>
    </style:style>
    <style:style style:name="P30" style:family="paragraph">
      <loext:graphic-properties draw:fill-color="#ff0000" draw:opacity="5%"/>
      <style:paragraph-properties fo:text-align="center"/>
      <style:text-properties fo:font-weight="bold"/>
    </style:style>
    <style:style style:name="P31" style:family="paragraph">
      <loext:graphic-properties draw:fill-color="#ff0000" draw:opacity="2%"/>
      <style:paragraph-properties fo:text-align="center"/>
    </style:style>
    <style:style style:name="P32" style:family="paragraph">
      <loext:graphic-properties draw:fill-color="#ff0000" draw:opacity="4%"/>
      <style:paragraph-properties fo:text-align="center"/>
    </style:style>
    <style:style style:name="P33" style:family="paragraph">
      <loext:graphic-properties draw:fill-color="#ff0000" draw:opacity="6%"/>
      <style:paragraph-properties fo:text-align="center"/>
    </style:style>
    <style:style style:name="P34" style:family="paragraph">
      <loext:graphic-properties draw:fill-color="#ff0000" draw:opacity="8%"/>
      <style:paragraph-properties fo:text-align="center"/>
    </style:style>
    <style:style style:name="P35" style:family="paragraph">
      <loext:graphic-properties draw:fill-color="#ff0000" draw:opacity="12%"/>
      <style:paragraph-properties fo:text-align="center"/>
    </style:style>
    <style:style style:name="P36" style:family="paragraph">
      <loext:graphic-properties draw:fill-color="#ff0000" draw:opacity="14%"/>
      <style:paragraph-properties fo:text-align="center"/>
    </style:style>
    <style:style style:name="P37" style:family="paragraph">
      <loext:graphic-properties draw:fill-color="#ff0000" draw:opacity="16%"/>
      <style:paragraph-properties fo:text-align="center"/>
    </style:style>
    <style:style style:name="P38" style:family="paragraph">
      <loext:graphic-properties draw:fill-color="#ff0000" draw:opacity="18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22" draw:text-style-name="P19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23" draw:text-style-name="P19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20" draw:layer="layout" svg:width="35.56cm" svg:height="35.559cm" draw:transform="rotate (-1.5707963267949) translate (46.408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8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579cm" svg:y1="5.85cm" svg:x2="11.579cm" svg:y2="13.445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6.663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31" draw:text-style-name="P22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2" draw:text-style-name="P18" draw:layer="layout" svg:width="35.56cm" svg:height="35.559cm" draw:transform="rotate (-1.5707963267949) translate (46.917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33" draw:text-style-name="P24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171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34" draw:text-style-name="P25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424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35" draw:text-style-name="P25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679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37" draw:text-style-name="P25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933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38" draw:text-style-name="P25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4" draw:layer="layout" svg:width="12.649cm" svg:height="12.649cm" draw:transform="rotate (-1.5707963267949) translate (24.601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187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40" draw:text-style-name="P25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2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8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44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42" draw:text-style-name="P25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028cm" svg:y1="5.857cm" svg:x2="13.028cm" svg:y2="13.452cm">
          <text:p/>
        </draw:line>
        <draw:custom-shape draw:style-name="gr43" draw:text-style-name="P22" draw:layer="layout" svg:width="11.125cm" svg:height="11.125cm" draw:transform="rotate (-1.5707963267949) translate (23.89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8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694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44" draw:text-style-name="P26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436cm" svg:y1="5.855cm" svg:x2="13.436cm" svg:y2="13.45cm">
          <text:p/>
        </draw:line>
        <draw:custom-shape draw:style-name="gr45" draw:text-style-name="P19" draw:layer="layout" svg:width="10.414cm" svg:height="10.413cm" draw:transform="rotate (-1.5707963267949) translate (23.624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949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46" draw:text-style-name="P26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9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48" draw:text-style-name="P26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8.941cm" svg:height="8.941cm" draw:transform="rotate (-1.5707963267949) translate (22.943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50" draw:text-style-name="P26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8.001cm" svg:height="8.001cm" draw:transform="rotate (-1.5707963267949) translate (22.437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52" draw:text-style-name="P27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7.239cm" svg:height="7.239cm" draw:transform="rotate (-1.5707963267949) translate (22.056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54" draw:text-style-name="P27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6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56" draw:text-style-name="P27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5.613cm" svg:height="5.613cm" draw:transform="rotate (-1.5707963267949) translate (21.242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58" draw:text-style-name="P27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60" draw:text-style-name="P28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62" draw:text-style-name="P28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64" draw:text-style-name="P28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66" draw:text-style-name="P28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905cm" svg:y1="5.863cm" svg:x2="17.905cm" svg:y2="13.458cm">
          <text:p/>
        </draw:line>
        <draw:custom-shape draw:style-name="gr67" draw:text-style-name="P10" draw:layer="layout" svg:width="1.448cm" svg:height="1.449cm" draw:transform="rotate (-1.5707963267949) translate (19.135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69" draw:text-style-name="P28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18.097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71" draw:text-style-name="P28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718cm" svg:y1="5.865cm" svg:x2="18.718cm" svg:y2="13.46cm">
          <text:p/>
        </draw:line>
        <draw:custom-shape draw:style-name="gr72" draw:text-style-name="P18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73" draw:text-style-name="P28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9.124cm" svg:y1="5.866cm" svg:x2="19.124cm" svg:y2="13.46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5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75" draw:text-style-name="P28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531cm" svg:y1="5.867cm" svg:x2="19.531cm" svg:y2="13.462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5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77" draw:text-style-name="P30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937cm" svg:y1="5.868cm" svg:x2="19.937cm" svg:y2="13.463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5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79" draw:text-style-name="P28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343cm" svg:y1="5.869cm" svg:x2="20.343cm" svg:y2="13.464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5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81" draw:text-style-name="P28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751cm" svg:y1="5.87cm" svg:x2="20.751cm" svg:y2="13.465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5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83" draw:text-style-name="P28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157cm" svg:y1="5.871cm" svg:x2="21.157cm" svg:y2="13.466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5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85" draw:text-style-name="P28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562cm" svg:y1="5.872cm" svg:x2="21.562cm" svg:y2="13.467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5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87" draw:text-style-name="P28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97cm" svg:y1="5.873cm" svg:x2="21.97cm" svg:y2="13.468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5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89" draw:text-style-name="P28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376cm" svg:y1="5.874cm" svg:x2="22.376cm" svg:y2="13.469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6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91" draw:text-style-name="P28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782cm" svg:y1="5.851cm" svg:x2="22.782cm" svg:y2="13.446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6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93" draw:text-style-name="P28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189cm" svg:y1="5.85cm" svg:x2="23.189cm" svg:y2="13.445cm">
          <text:p/>
        </draw:line>
        <draw:custom-shape draw:style-name="gr94" draw:text-style-name="P26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35.56cm" svg:height="35.559cm" draw:transform="rotate (-1.5707963267949) translate (58.426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6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96" draw:text-style-name="P28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596cm" svg:y1="5.851cm" svg:x2="23.596cm" svg:y2="13.446cm">
          <text:p/>
        </draw:line>
        <draw:custom-shape draw:style-name="gr97" draw:text-style-name="P27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8.679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99" draw:text-style-name="P28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0" draw:text-style-name="P27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8.933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01" draw:text-style-name="P28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2" draw:text-style-name="P27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188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442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696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949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39" draw:text-style-name="P24" draw:layer="layout" svg:width="12.649cm" svg:height="12.649cm" draw:transform="rotate (-1.5707963267949) translate (36.617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204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41" draw:text-style-name="P22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458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3" draw:text-style-name="P26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04" draw:text-style-name="P22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042cm" svg:y1="5.856cm" svg:x2="25.042cm" svg:y2="13.451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712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3" draw:text-style-name="P26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06" draw:text-style-name="P19" draw:layer="layout" svg:width="10.414cm" svg:height="10.415cm" draw:transform="rotate (-1.5707963267949) translate (35.642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442cm" svg:y1="5.855cm" svg:x2="25.442cm" svg:y2="13.45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966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47" draw:text-style-name="P19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842cm" svg:y1="5.854cm" svg:x2="25.842cm" svg:y2="13.449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8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8.001cm" svg:height="8.001cm" draw:transform="rotate (-1.5707963267949) translate (34.456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7.239cm" svg:height="7.239cm" draw:transform="rotate (-1.5707963267949) translate (34.073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6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5.613cm" svg:height="5.613cm" draw:transform="rotate (-1.5707963267949) translate (33.26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0" draw:layer="layout" svg:width="1.448cm" svg:height="1.449cm" draw:transform="rotate (-1.5707963267949) translate (31.154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108" draw:text-style-name="P3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5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110" draw:text-style-name="P3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112" draw:text-style-name="P3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114" draw:text-style-name="P3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116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118" draw:text-style-name="P3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120" draw:text-style-name="P3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122" draw:text-style-name="P3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124" draw:text-style-name="P38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126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2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2T13:37:44.267000000</dc:date>
    <meta:editing-duration>PT15H38M</meta:editing-duration>
    <meta:editing-cycles>347</meta:editing-cycles>
    <meta:generator>LibreOffice/5.3.1.2$Windows_X86_64 LibreOffice_project/e80a0e0fd1875e1696614d24c32df0f95f03deb2</meta:generator>
    <meta:document-statistic meta:object-count="1702"/>
  </office:meta>
</office:document-meta>
</file>